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0%" draw:textarea-horizontal-align="justify" draw:textarea-vertical-align="middle" draw:auto-grow-height="false" fo:min-height="2.75cm" fo:min-width="4.3cm"/>
    </style:style>
    <style:style style:name="gr2" style:family="graphic" style:parent-style-name="standard">
      <style:graphic-properties draw:opacity="0%" draw:textarea-horizontal-align="justify" draw:textarea-vertical-align="middle" draw:auto-grow-height="false" fo:min-height="2.55cm" fo:min-width="4.3cm"/>
    </style:style>
    <style:style style:name="gr3" style:family="graphic" style:parent-style-name="standard">
      <style:graphic-properties draw:opacity="0%" draw:textarea-horizontal-align="justify" draw:textarea-vertical-align="middle" draw:auto-grow-height="false" fo:min-height="2.75cm" fo:min-width="11cm"/>
    </style:style>
    <style:style style:name="gr4" style:family="graphic" style:parent-style-name="standard">
      <style:graphic-properties draw:opacity="0%" draw:textarea-horizontal-align="justify" draw:textarea-vertical-align="middle" draw:auto-grow-height="false" fo:min-height="2.45cm" fo:min-width="4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26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79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12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869cm"/>
    </style:style>
    <style:style style:name="P1" style:family="paragraph">
      <loext:graphic-properties draw:opacity="0%"/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  <style:text-properties fo:font-size="12pt" style:font-size-asian="12pt" style:font-size-complex="12pt"/>
    </style:style>
    <style:style style:name="P7" style:family="paragraph">
      <style:paragraph-properties fo:text-align="center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4.8cm" svg:height="3cm" svg:x="7.069cm" svg:y="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cm" svg:height="2.8cm" svg:x="18.9cm" svg:y="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1.5cm" svg:height="3cm" svg:x="9.8cm" svg:y="11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8cm" svg:height="2.7cm" svg:x="13.2cm" svg:y="16.4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3.093cm" svg:height="0.845cm" svg:x="14.207cm" svg:y="18.155cm">
          <draw:text-box>
            <text:p text:style-name="P2"><text:span text:style-name="T1">centralServer</text:span></text:p>
          </draw:text-box>
        </draw:frame>
        <draw:frame draw:style-name="gr6" draw:text-style-name="P3" draw:layer="layout" svg:width="2.793cm" svg:height="0.645cm" svg:x="14.207cm" svg:y="12.955cm">
          <draw:text-box>
            <text:p text:style-name="P2"><text:span text:style-name="T1">centralRouter</text:span></text:p>
          </draw:text-box>
        </draw:frame>
        <draw:frame draw:style-name="gr6" draw:text-style-name="P3" draw:layer="layout" svg:width="2.593cm" svg:height="0.645cm" svg:x="8.2cm" svg:y="8.155cm">
          <draw:text-box>
            <text:p text:style-name="P2"><text:span text:style-name="T1">inetRouter</text:span></text:p>
          </draw:text-box>
        </draw:frame>
        <draw:frame draw:style-name="gr6" draw:text-style-name="P3" draw:layer="layout" svg:width="2.593cm" svg:height="0.645cm" svg:x="20.1cm" svg:y="7.855cm">
          <draw:text-box>
            <text:p text:style-name="P2"><text:span text:style-name="T1">inetRouter2</text:span></text:p>
          </draw:text-box>
        </draw:frame>
        <draw:frame draw:style-name="gr7" draw:text-style-name="P4" draw:layer="layout" svg:width="4.769cm" svg:height="0.725cm" svg:x="7.1cm" svg:y="9.175cm">
          <draw:text-box>
            <text:p><text:span text:style-name="T2">eth1 192.168.255.1/30</text:span></text:p>
          </draw:text-box>
        </draw:frame>
        <draw:frame draw:style-name="gr8" draw:text-style-name="P4" draw:layer="layout" svg:width="4.023cm" svg:height="1.199cm" svg:x="10cm" svg:y="11.901cm">
          <draw:text-box>
            <text:p><text:span text:style-name="T2">eth1</text:span></text:p>
            <text:p><text:span text:style-name="T2">192.168.255.2/30</text:span></text:p>
          </draw:text-box>
        </draw:frame>
        <draw:frame draw:style-name="gr9" draw:text-style-name="P4" draw:layer="layout" svg:width="4.295cm" svg:height="0.725cm" svg:x="13.405cm" svg:y="13.775cm">
          <draw:text-box>
            <text:p><text:span text:style-name="T2">eth2 192.168.0.1/28</text:span></text:p>
          </draw:text-box>
        </draw:frame>
        <draw:frame draw:style-name="gr9" draw:text-style-name="P4" draw:layer="layout" svg:width="4.295cm" svg:height="0.725cm" svg:x="13.679cm" svg:y="16.575cm">
          <draw:text-box>
            <text:p><text:span text:style-name="T2">eth1 192.168.0.2/28</text:span></text:p>
          </draw:text-box>
        </draw:frame>
        <draw:frame draw:style-name="gr10" draw:text-style-name="P4" draw:layer="layout" svg:width="2.263cm" svg:height="0.725cm" svg:x="8.206cm" svg:y="7.075cm">
          <draw:text-box>
            <text:p><text:span text:style-name="T2">eth0 NAT</text:span></text:p>
          </draw:text-box>
        </draw:frame>
        <draw:frame draw:style-name="gr9" draw:text-style-name="P4" draw:layer="layout" svg:width="4.295cm" svg:height="0.725cm" svg:x="19.1cm" svg:y="8.875cm">
          <draw:text-box>
            <text:p><text:span text:style-name="T2">eth1 192.168.3.2/28</text:span></text:p>
          </draw:text-box>
        </draw:frame>
        <draw:frame draw:style-name="gr8" draw:text-style-name="P6" draw:layer="layout" svg:width="3.421cm" svg:height="1.199cm" svg:x="17.7cm" svg:y="11.9cm">
          <draw:text-box>
            <text:p text:style-name="P5"><text:span text:style-name="T2">eth3</text:span></text:p>
            <text:p text:style-name="P5"><text:span text:style-name="T2">192.168.3.1/28</text:span></text:p>
          </draw:text-box>
        </draw:frame>
        <draw:frame draw:style-name="gr11" draw:text-style-name="P4" draw:layer="layout" svg:width="3.163cm" svg:height="0.9cm" svg:x="20.037cm" svg:y="7cm">
          <draw:text-box>
            <text:p><text:span text:style-name="T2">eth0 bridge</text:span></text:p>
          </draw:text-box>
        </draw:frame>
        <draw:line draw:style-name="gr12" draw:text-style-name="P7" draw:layer="layout" svg:x1="10.6cm" svg:y1="10cm" svg:x2="10.6cm" svg:y2="11.7cm">
          <text:p/>
        </draw:line>
        <draw:line draw:style-name="gr12" draw:text-style-name="P7" draw:layer="layout" svg:x1="19.9cm" svg:y1="9.9cm" svg:x2="19.9cm" svg:y2="11.6cm">
          <text:p/>
        </draw:line>
        <draw:line draw:style-name="gr12" draw:text-style-name="P7" draw:layer="layout" svg:x1="15.6cm" svg:y1="14.7cm" svg:x2="15.6cm" svg:y2="16.4cm">
          <text:p/>
        </draw:line>
        <draw:line draw:style-name="gr12" draw:text-style-name="P7" draw:layer="layout" svg:x1="9.3cm" svg:y1="4.4cm" svg:x2="9.3cm" svg:y2="7cm">
          <text:p/>
        </draw:line>
        <draw:line draw:style-name="gr12" draw:text-style-name="P7" draw:layer="layout" svg:x1="21.4cm" svg:y1="4.4cm" svg:x2="21.4cm" svg:y2="7cm">
          <text:p/>
        </draw:line>
        <draw:frame draw:style-name="gr13" draw:text-style-name="P4" draw:layer="layout" svg:width="2.369cm" svg:height="0.725cm" svg:x="6.831cm" svg:y="5.275cm">
          <draw:text-box>
            <text:p><text:span text:style-name="T2">интернет</text:span></text:p>
          </draw:text-box>
        </draw:frame>
        <draw:frame draw:style-name="gr13" draw:text-style-name="P4" draw:layer="layout" svg:width="2.369cm" svg:height="0.725cm" svg:x="21.531cm" svg:y="5.275cm">
          <draw:text-box>
            <text:p><text:span text:style-name="T2">хост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6T16:37:03.176128806</meta:creation-date>
    <dc:date>2019-06-28T00:56:44.392467894</dc:date>
    <meta:editing-duration>PT9H31M23S</meta:editing-duration>
    <meta:editing-cycles>15</meta:editing-cycles>
    <meta:generator>LibreOffice/6.2.4.2.0$Linux_X86_64 LibreOffice_project/20$Build-2</meta:generator>
    <meta:document-statistic meta:object-count="23"/>
  </office:meta>
</office:document-meta>
</file>